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4pt"/>
    </style:style>
    <style:style style:name="co2" style:family="table-column">
      <style:table-column-properties fo:break-before="auto" style:column-width="1193.3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31.29pt" fo:break-before="auto" style:use-optimal-row-height="true"/>
    </style:style>
    <style:style style:name="ro5" style:family="table-row">
      <style:table-row-properties style:row-height="31.49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7.26pt" fo:break-before="auto" style:use-optimal-row-height="true"/>
    </style:style>
    <style:style style:name="ta1" style:family="table" style:master-page-name="PageStyle_5f_workload_20_2">
      <style:table-properties table:display="true" style:writing-mode="lr-tb"/>
    </style:style>
    <style:style style:name="ta2" style:family="table" style:master-page-name="PageStyle_5f_workload_20_3">
      <style:table-properties table:display="true" style:writing-mode="lr-tb"/>
    </style:style>
    <style:style style:name="ta3" style:family="table" style:master-page-name="PageStyle_5f_workload_20_1">
      <style:table-properties table:display="true" style:writing-mode="lr-tb"/>
    </style:style>
    <style:style style:name="ta4" style:family="table" style:master-page-name="PageStyle_5f_README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ext-properties fo:font-size="10.5pt" style:font-size-asian="10.5pt" style:font-size-complex="10.5pt"/>
    </style:style>
    <style:style style:name="ce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 style:data-style-name="N0">
      <style:table-cell-properties fo:padding="2.01pt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padding="2.01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nboundedConcurrent" table:style-name="ta1">
        <office:forms form:automatic-focus="false" form:apply-design-mode="false"/>
        <table:shapes>
          <draw:frame draw:z-index="0" draw:style-name="gr1" draw:text-style-name="P1" svg:width="453.4pt" svg:height="254.95pt" svg:x="637.63pt" svg:y="50.88pt">
            <draw:object draw:notify-on-update-of-ranges="UnboundedConcurrent.A4:UnboundedConcurrent.A4 UnboundedConcurrent.A5:UnboundedConcurrent.A15 UnboundedConcurrent.B4:UnboundedConcurrent.B4 UnboundedConcurrent.B5:UnboundedConcurrent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bounded Concurrent</text:p>
          </table:table-cell>
          <table:table-cell table:number-columns-repeated="4"/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Tiempo(mseg)</text:p>
          </table:table-cell>
          <table:table-cell office:value-type="string" calcext:value-type="string">
            <text:p><text:span text:style-name="T1">Clientes</text:span> <text:span text:style-name="T1">Concurrentes</text:span>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←A partir de aquí, ya no coge todos los clientes que le paso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ro siguen aumentando…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./launchClient 1 1 127.0.0.1 5001 </text:p>
          </table:table-cell>
          <table:table-cell table:style-name="ce10" table:number-columns-repeated="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./launchClient 5 5 127.0.0.1 5001</text:p>
          </table:table-cell>
          <table:table-cell table:style-name="ce5" table:number-columns-repeated="2"/>
          <table:table-cell table:style-name="ce2"/>
          <table:table-cell office:value-type="string" calcext:value-type="string">
            <text:p>No se muy bien como hacerlo, llego a ver que dado unos clientes lanzados y mensajes enviados,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./launchClient 8 8 127.0.0.1 5001</text:p>
          </table:table-cell>
          <table:table-cell table:style-name="ce11" table:number-columns-repeated="2"/>
          <table:table-cell table:style-name="ce2"/>
          <table:table-cell office:value-type="string" calcext:value-type="string">
            <text:p>el servidor empieza a no poder tener todos los clientes introducidos enviando de manera concurrente,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./launchClient 15 15 127.0.0.1 5001</text:p>
          </table:table-cell>
          <table:table-cell table:style-name="ce11" table:number-columns-repeated="2"/>
          <table:table-cell/>
          <table:table-cell office:value-type="string" calcext:value-type="string">
            <text:p>sin embargo, esos clientes concurrentes no bajan por muchos clientes que ponga, al contrario, sigue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./launchClient 20 20 127.0.0.1 5001</text:p>
          </table:table-cell>
          <table:table-cell table:style-name="ce11" table:number-columns-repeated="2"/>
          <table:table-cell/>
          <table:table-cell office:value-type="string" calcext:value-type="string">
            <text:p>aumentando el número de clientes concurrentes. Por tanto, no se si hay algún momento que estoy alcanzando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./launchClient 24 26 127.0.0.1 5001</text:p>
          </table:table-cell>
          <table:table-cell table:style-name="ce11" table:number-columns-repeated="2"/>
          <table:table-cell/>
          <table:table-cell office:value-type="string" calcext:value-type="string">
            <text:p>el maximum concurrency degreem, ya que no veo niguna bajada en la gráfica.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./launchClient 27 30 127.0.0.1 5001</text:p>
          </table:table-cell>
          <table:table-cell table:style-name="ce11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./launchClient 33 35 127.0.0.1 5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/launchClient 33 35 127.0.0.1 5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/launchClient 40 44 127.0.0.1 5001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/launchClient 46 56 127.0.0.1 5001</text:p>
            <text:p/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/launchClient 54 60 127.0.0.1 5001</text:p>
            <text:p/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launchClient 65 70 127.0.0.1 5001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oundedConcurrent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unded Concurrent</text:p>
          </table:table-cell>
          <table:table-cell table:number-columns-repeated="4"/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4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3" table:number-columns-repeated="4"/>
          <table:table-cell table:number-columns-repeated="1019"/>
        </table:table-row>
        <table:table-row table:style-name="ro3">
          <table:table-cell table:style-name="ce1"/>
          <table:table-cell table:number-columns-repeated="1023"/>
        </table:table-row>
        <table:table-row table:style-name="ro6" table:number-rows-repeated="6">
          <table:table-cell table:style-name="ce1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hreads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uencial</text:p>
          </table:table-cell>
          <table:table-cell table:number-columns-repeated="4"/>
          <table:table-cell table:number-columns-repeated="2"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NumClientes</text:p>
          </table:table-cell>
          <table:table-cell office:value-type="string" calcext:value-type="string">
            <text:p>Tiempo (mseg)</text:p>
          </table:table-cell>
          <table:table-cell table:number-columns-repeated="3"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2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1"/>
          <table:table-cell office:value-type="float" office:value="70" calcext:value-type="float">
            <text:p>70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1"/>
          <table:table-cell table:style-name="ce3"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700" calcext:value-type="float">
            <text:p>7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5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ADME" table:style-name="ta4">
        <table:table-column table:style-name="co2" table:default-cell-style-name="ce2"/>
        <table:table-column table:style-name="co1" table:number-columns-repeated="1023" table:default-cell-style-name="Default"/>
        <table:table-row table:style-name="ro7">
          <table:table-cell office:value-type="string" calcext:value-type="string">
            <text:p>Pruebas hechas para la <text:span text:style-name="T2">performance evaluation</text:span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</number:number-style>
    <number:number-style style:name="N125">
      <number:text>-€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€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3:04:10.625084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load_20_1" style:display-name="PageStyle_workload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load_20_2" style:display-name="PageStyle_workload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load_20_3" style:display-name="PageStyle_workload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7T16:35:18.172129350</dc:date>
    <meta:editing-duration>PT4H17M30S</meta:editing-duration>
    <meta:editing-cycles>5</meta:editing-cycles>
    <meta:generator>LibreOffice/6.0.3.2$Linux_X86_64 LibreOffice_project/00m0$Build-2</meta:generator>
    <meta:document-statistic meta:table-count="4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5cm" xlink:href=".." xlink:type="simple" chart:class="chart:scatter" chart:style-name="ch1">
        <chart:legend chart:legend-position="end" svg:x="11.265cm" svg:y="4.237cm" style:legend-expansion="high" chart:style-name="ch2"/>
        <chart:plot-area chart:style-name="ch3" table:cell-range-address="UnboundedConcurrent.A4:UnboundedConcurrent.B15" chart:data-source-has-labels="row" svg:x="1.278cm" svg:y="0.179cm" svg:width="9.668cm" svg:height="7.708cm">
          <chartooo:coordinate-region svg:x="1.899cm" svg:y="0.34cm" svg:width="8.768cm" svg:height="6.979cm"/>
          <chart:axis chart:dimension="x" chart:name="primary-x" chart:style-name="ch4">
            <chart:title svg:x="5.512cm" svg:y="8.066cm" chart:style-name="ch5">
              <text:p>Tiempo</text:p>
            </chart:title>
          </chart:axis>
          <chart:axis chart:dimension="y" chart:name="primary-y" chart:style-name="ch4">
            <chart:title svg:x="0.451cm" svg:y="6.326cm" chart:style-name="ch6">
              <text:p>Numero Clientes Concurrentes</text:p>
            </chart:title>
            <chart:grid chart:style-name="ch7" chart:class="major"/>
          </chart:axis>
          <chart:series chart:style-name="ch8" chart:values-cell-range-address="UnboundedConcurrent.B5:UnboundedConcurrent.B15" chart:label-cell-address="UnboundedConcurrent.B4:UnboundedConcurrent.B4" chart:class="chart:scatter">
            <chart:domain table:cell-range-address="UnboundedConcurrent.A5:UnboundedConcurrent.A15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ientes Concurrentes</text:p>
                <draw:g>
                  <svg:desc>UnboundedConcurrent.B4:UnboundedConcurrent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UnboundedConcurrent.A5:UnboundedConcurrent.A15</svg:desc>
                </draw:g>
              </table:table-cell>
              <table:table-cell office:value-type="float" office:value="1">
                <text:p>1</text:p>
                <draw:g>
                  <svg:desc>UnboundedConcurrent.B5:UnboundedConcurrent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">
                <text:p>1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">
                <text:p>191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